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string-value="text">
            <text:p>text</text:p>
          </table:table-cell>
          <table:table-cell table:style-name="pd1" office:value-type="string" office:string-value="label">
            <text:p>label</text:p>
          </table:table-cell>
        </table:table-row>
        <table:table-row>
          <table:table-cell office:value-type="string" office:string-value="San Jose in California 1903, Ms Winchester is the owner of a giant mansion, but people want to own it">
            <text:p>San Jose in California 1903, Ms Winchester is the owner of a giant mansion, but people want to own it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so they will make some business. So they look for a psichologist, so they can tell if she is crazy,">
            <text:p>so they will make some business. So they look for a psichologist, so they can tell if she is crazy,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so she couldn’t own that house. After a while it started to appear ghost, in a lot of parts of">
            <text:p>so she couldn’t own that house. After a while it started to appear ghost, in a lot of parts of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the mansion, also the ghost poseer the child of the family making a lot of really bad thigs, because somethings">
            <text:p>the mansion, also the ghost poseer the child of the family making a lot of really bad thigs, because somethings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that the ms winchester did in the past, or the psichologist. Almost at the end they fight the ghost after">
            <text:p>that the ms winchester did in the past, or the psichologist. Almost at the end they fight the ghost after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a hard fight and ruining the mansion the psychologist shot him with a special bullet, and that was the end.">
            <text:p>a hard fight and ruining the mansion the psychologist shot him with a special bullet, and that was the end.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San Jose, California, 1906, a widow decided to build a mansion full of secrets, with the money of his dead">
            <text:p>San Jose, California, 1906, a widow decided to build a mansion full of secrets, with the money of his dead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husband’s company of rifles, while a doctor is sent for checking her mental health. Dr. Prince is sent to check">
            <text:p>husband’s company of rifles, while a doctor is sent for checking her mental health. Dr. Prince is sent to check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Mrs. Winchester health in her mansion where she is acting like a type of medium with “ghosts” or “shadows” she">
            <text:p>Mrs. Winchester health in her mansion where she is acting like a type of medium with “ghosts” or “shadows” sh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encounters, first the doctor thought it was a mental disorder because of her husband and child being killed, but along">
            <text:p>encounters, first the doctor thought it was a mental disorder because of her husband and child being killed, but alo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it’s journey he discovers the secret’s of this mansion, and the spirits that are in the house, the ones killed">
            <text:p>it’s journey he discovers the secret’s of this mansion, and the spirits that are in the house, the ones killed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with the Winchester, resulting in the greatest discovery of the mansion, why are the spirits in the Winchester mansion? What">
            <text:p>with the Winchester, resulting in the greatest discovery of the mansion, why are the spirits in the Winchester mansion? What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is Mrs. Winchester trying to do? What type of course does this gigantic haunted house has? The final of the">
            <text:p>is Mrs. Winchester trying to do? What type of course does this gigantic haunted house has? The final of th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story is the top of the spirits angryness and it’s most agressive phase where the doctor has to face it’s">
            <text:p>story is the top of the spirits angryness and it’s most agressive phase where the doctor has to face it’s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past and traumas and finally solve the problematic with the spirits.">
            <text:p>past and traumas and finally solve the problematic with the spirits.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It started with a pregnat woman and her husban in their house but, one night. A person enter to his">
            <text:p>It started with a pregnat woman and her husban in their house but, one night. A person enter to his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house and kill a girl, and that girl had a terrorific doll in her arm. A The girl speel blood">
            <text:p>house and kill a girl, and that girl had a terrorific doll in her arm. A The girl speel blood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on the doll. And since that the doll make bad thing to the family and the doll was bad. Before">
            <text:p>on the doll. And since that the doll make bad thing to the family and the doll was bad. Befor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this the doll make bad thing to the pregnant woman named mia but the story stared... Before the accident mia">
            <text:p>this the doll make bad thing to the pregnant woman named mia but the story stared... Before the accident mia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and his husband tom were in the house but tom put the doll (Anabelle) in the trash. The mia and">
            <text:p>and his husband tom were in the house but tom put the doll (Anabelle) in the trash. The mia and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Thom had a little and beautiful girl. After that they moved to a departament, And one day mia go to">
            <text:p>Thom had a little and beautiful girl. After that they moved to a departament, And one day mia go to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the garage or something like that, to keep something and mia has life the best horror thing in his life.One">
            <text:p>the garage or something like that, to keep something and mia has life the best horror thing in his life.On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dad returt to the house and she was looking for his babe but she doesn’t find her and in the">
            <text:p>dad returt to the house and she was looking for his babe but she doesn’t find her and in th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baby's bed was Annabelle. Then she say that Annabelle wants a sacrifid and Evelyn sacrificed herself and gave soul to">
            <text:p>baby's bed was Annabelle. Then she say that Annabelle wants a sacrifid and Evelyn sacrificed herself and gave soul to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Annabelle to sav the couple. Evelyn say that she had a daugther but this die. and because she sacrificed herself.">
            <text:p>Annabelle to sav the couple. Evelyn say that she had a daugther but this die. and because she sacrificed herself.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when Evelyn Jump of the window with the doll in her arms the baby of Mia return to his bed.">
            <text:p>when Evelyn Jump of the window with the doll in her arms the baby of Mia return to his bed.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One week ago, Mia and Tom go to see the padresito and he said that they find Evelyn but, the">
            <text:p>One week ago, Mia and Tom go to see the padresito and he said that they find Evelyn but, th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person doesn’t find the doll...">
            <text:p>person doesn’t find the doll...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The movie star talking a little about Jonh and Mia, Μιa is pregnet, Jonh give a gift a doll, the">
            <text:p>The movie star talking a little about Jonh and Mia, Μιa is pregnet, Jonh give a gift a doll, th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doll Annabelle, that same night, kill their heighbor, en her house a woman appears with the doll in her arms,">
            <text:p>doll Annabelle, that same night, kill their heighbor, en her house a woman appears with the doll in her arms,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and the same person Kill's her neighbor appears in the house and burries a knife in her stomach, they started">
            <text:p>and the same person Kill's her neighbor appears in the house and burries a knife in her stomach, they started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happend strange things in the house, and they throw at the doll, the next day their baby Leah born. They">
            <text:p>happend strange things in the house, and they throw at the doll, the next day their baby Leah born. They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talk the things and decide to move on another part, when they are unpack the doll appears again, and Mia">
            <text:p>talk the things and decide to move on another part, when they are unpack the doll appears again, and Mia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decides keep it, the strange things happen again, Mia went to a cellar but when she is there a stroller">
            <text:p>decides keep it, the strange things happen again, Mia went to a cellar but when she is there a stroller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appears and when she see something takes her hand when she gets on the elevator she doesn't let her go">
            <text:p>appears and when she see something takes her hand when she gets on the elevator she doesn't let her go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decides to run to the stairs until she gets home the next day the scar is erased and she sees">
            <text:p>decides to run to the stairs until she gets home the next day the scar is erased and she sees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the detective again, after she goes to the library, the lady named Evelyn helps her choose her book and they">
            <text:p>the detective again, after she goes to the library, the lady named Evelyn helps her choose her book and they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talk about the sects and the devils, beign at her house after after reading the books she leaves Leah liying">
            <text:p>talk about the sects and the devils, beign at her house after after reading the books she leaves Leah liyi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down and she goes to check her room that they tired to throw something at Leah, Mia goes for her">
            <text:p>down and she goes to check her room that they tired to throw something at Leah, Mia goes for her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and Annabelle floats the demon behind her, Jonh arrives after that they talk to the father of the curch they">
            <text:p>and Annabelle floats the demon behind her, Jonh arrives after that they talk to the father of the curch they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show her the doll Annabelle and decides to take it, so that they are more calmer, when they arrive there">
            <text:p>show her the doll Annabelle and decides to take it, so that they are more calmer, when they arrive ther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is the presence of the demon, and The devil attacked Evelyn, and Mia are in the house with the demon,">
            <text:p>is the presence of the demon, and The devil attacked Evelyn, and Mia are in the house with the demon,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who try to take her soul when Jonh arrives she saves mine but Evelyn gives her soul and Leah returns,">
            <text:p>who try to take her soul when Jonh arrives she saves mine but Evelyn gives her soul and Leah returns,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and all is fine at the end.">
            <text:p>and all is fine at the end.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There was a man called Gus but they tell him the dirty Gus because he usually stole to his neightbords">
            <text:p>There was a man called Gus but they tell him the dirty Gus because he usually stole to his neightbords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and one time he saw a beatiful castle and he decide to stole it. When he enter to the castle">
            <text:p>and one time he saw a beatiful castle and he decide to stole it. When he enter to the castl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he saw a princess with a long and beautiful dress and the princess invite him to take the dinner with">
            <text:p>he saw a princess with a long and beautiful dress and the princess invite him to take the dinner with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she, then the princess introduce herself by the princess Aurora. In the dinner the man saw expensive things like the">
            <text:p>she, then the princess introduce herself by the princess Aurora. In the dinner the man saw expensive things like th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dishes, a chandelier and the dress of the princess, that makes Gus temted to rob the castle. The princess Aurora">
            <text:p>dishes, a chandelier and the dress of the princess, that makes Gus temted to rob the castle. The princess Aurora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tell to Gus to stay the time he wants and Gus decide to stay in the castle for the night,">
            <text:p>tell to Gus to stay the time he wants and Gus decide to stay in the castle for the night,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the princess tell Gus where is gonna be his room he slept there but at 3:00 am he wake up">
            <text:p>the princess tell Gus where is gonna be his room he slept there but at 3:00 am he wake up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because some noises in the castle then he saw a shadow of something strange waking in the hallway and he">
            <text:p>because some noises in the castle then he saw a shadow of something strange waking in the hallway and h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decide to follow the shadow but the princess apears behind Gus and ask him what happends and he told the">
            <text:p>decide to follow the shadow but the princess apears behind Gus and ask him what happends and he told th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princess that he saw something but the princess tell him that he is probably day dreaming and to get back">
            <text:p>princess that he saw something but the princess tell him that he is probably day dreaming and to get back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to his room. The next day Gus made a plan to rob the castle in the night because he had">
            <text:p>to his room. The next day Gus made a plan to rob the castle in the night because he had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bad vibes of the castle and the princess aurora. After the dinner Gus said thank you for all and go">
            <text:p>bad vibes of the castle and the princess aurora. After the dinner Gus said thank you for all and go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to his room, when Gus lisent the princess was sleep he started to take all the expensive things he saw">
            <text:p>to his room, when Gus lisent the princess was sleep he started to take all the expensive things he saw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Gus was finally to go but he stared to be bad about the princess but he decid to go but">
            <text:p>Gus was finally to go but he stared to be bad about the princess but he decid to go but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black magic take Gus into the castle. The princess apears and tell Gus he had been jinx and how he">
            <text:p>black magic take Gus into the castle. The princess apears and tell Gus he had been jinx and how h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need to work for the castle for ever.">
            <text:p>need to work for the castle for ever.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Once upon a time, there was a literature teacher named Henry. He was the grumpiest teacher ever, he treated them">
            <text:p>Once upon a time, there was a literature teacher named Henry. He was the grumpiest teacher ever, he treated them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badly, all of his students hate him especially Kathy because he gave her an “F” in his subject. when she">
            <text:p>badly, all of his students hate him especially Kathy because he gave her an “F” in his subject. when sh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deserved an &quot;A+&quot;. She was a gifted kid besides her intelligence she had an special hability. Kathy wanted revenge. She">
            <text:p>deserved an "A+". She was a gifted kid besides her intelligence she had an special hability. Kathy wanted revenge. Sh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planed her act to be an appointment on a sunday night at school. She told the teacher but he put">
            <text:p>planed her act to be an appointment on a sunday night at school. She told the teacher but he put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conditions: she had to write a novel so she could have a better grade. She wrote it but she cursed">
            <text:p>conditions: she had to write a novel so she could have a better grade. She wrote it but she cursed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it with all the bad luck in the world therefore the villian was meant to come to life when he">
            <text:p>it with all the bad luck in the world therefore the villian was meant to come to life when h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reads it. When they meet there was a big storm so they quickly got inside of the school which had">
            <text:p>reads it. When they meet there was a big storm so they quickly got inside of the school which had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a very creepy vibe. They got in the literature classroom but suddenly kathy disappears leaving the book as the only">
            <text:p>a very creepy vibe. They got in the literature classroom but suddenly kathy disappears leaving the book as the only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thing on the desk. He noticed the aussence of Kathy and he realised that he is trapped in the classroom.">
            <text:p>thing on the desk. He noticed the aussence of Kathy and he realised that he is trapped in the classroom.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The teacher opens the book at the first page when he reads a note saying &quot;READ IT!&quot;. He turns the">
            <text:p>The teacher opens the book at the first page when he reads a note saying "READ IT!". He turns th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page where the chapter one was placed, and the first word was &quot;pirate&quot;. Suddenly a real life pirate comes out">
            <text:p>page where the chapter one was placed, and the first word was "pirate". Suddenly a real life pirate comes out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of the book. He was wet because he was in a bottle where there was a storm. Henry was scared,">
            <text:p>of the book. He was wet because he was in a bottle where there was a storm. Henry was scared,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he couldn't believed what he was seeing. The pirate quickly threats him saying &quot;you tell me. What am I doing">
            <text:p>he couldn't believed what he was seeing. The pirate quickly threats him saying "you tell me. What am I doi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here? or else I’ll kill you with this sword right now&quot;. He says &quot;NO... NO wait, im confused too”. Hе">
            <text:p>here? or else I’ll kill you with this sword right now". He says "NO... NO wait, im confused too”. Hе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screams, Lord, what have i done wrong?&quot; and he gets and answer &quot;you were a mean person&quot; Suddenly he realises">
            <text:p>screams, Lord, what have i done wrong?" and he gets and answer "you were a mean person" Suddenly he realises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his bad actions and he shouts loud &quot;I'M A BAD PERSON, GOD , I REGRET ALL&quot; and God says &quot;No,">
            <text:p>his bad actions and he shouts loud "I'M A BAD PERSON, GOD , I REGRET ALL" and God says "No,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you have learned, I forgive you&quot;. And suddenly the pirate dissappear. He gets back to his home as a better">
            <text:p>you have learned, I forgive you". And suddenly the pirate dissappear. He gets back to his home as a better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person.">
            <text:p>person.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One day, the famous pirate Jhoony &quot;The Deep&quot; Sparkle was in his flying ship travelling to Tampa Bay to see">
            <text:p>One day, the famous pirate Jhoony "The Deep" Sparkle was in his flying ship travelling to Tampa Bay to se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the Bucaneers playing versus the New Orleans Saints, he bought a lot of souvenirs and drank a lot of fresh">
            <text:p>the Bucaneers playing versus the New Orleans Saints, he bought a lot of souvenirs and drank a lot of fresh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beer, then the game started, in the first quarter the bucaneers were winning 14-3, in the second quarter they were">
            <text:p>beer, then the game started, in the first quarter the bucaneers were winning 14-3, in the second quarter they wer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23-10, in the half-time Rayanna with his pregnant dog sang a lot of songs, like &quot;liqe ahruvi” , “de pagashutt&quot;">
            <text:p>23-10, in the half-time Rayanna with his pregnant dog sang a lot of songs, like "liqe ahruvi” , “de pagashutt"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and &quot;the gud gayrl&quot;. When the half-time finished, in the third quarter the bucaneers were winning 43-28, but in last">
            <text:p>and "the gud gayrl". When the half-time finished, in the third quarter the bucaneers were winning 43-28, but in last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quarter when there was left only a minute the Saints made 20 points and won 48-43, so our friend Jhoony">
            <text:p>quarter when there was left only a minute the Saints made 20 points and won 48-43, so our friend Jhoony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was so angry and ugly that he went to a haunted forest to ask for a dark magic witch named">
            <text:p>was so angry and ugly that he went to a haunted forest to ask for a dark magic witch named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Chochil &quot;the Bad&quot; that gave him a really magical wand. He decided to go with his flying ship to destroy">
            <text:p>Chochil "the Bad" that gave him a really magical wand. He decided to go with his flying ship to destroy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New Orleans and Netherlands while singing the Europapa song (just because why not), so he putted in fire all of">
            <text:p>New Orleans and Netherlands while singing the Europapa song (just because why not), so he putted in fire all of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the forests in New Orleans, burning them to the ground. But suddendly Thomas&quot; The Brave Goat&quot; that has the seven">
            <text:p>the forests in New Orleans, burning them to the ground. But suddendly Thomas" The Brave Goat" that has the seven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power rings of the humanity in football Great Court, sent him a large pass of an arabian wich in his">
            <text:p>power rings of the humanity in football Great Court, sent him a large pass of an arabian wich in his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back had secretly a bomb, because in secret he was a great CIA agent, having already defeated. Dooffenschmiltes but Jhoony">
            <text:p>back had secretly a bomb, because in secret he was a great CIA agent, having already defeated. Dooffenschmiltes but Jhoony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&quot;The Deep&quot; suddendly woke up in a bar in Mazatlan while hearing the to news with a man mamed &quot;El">
            <text:p>"The Deep" suddendly woke up in a bar in Mazatlan while hearing the to news with a man mamed "E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Chapon&quot; Guzman (the brother of Alexander I of Russia) and everything was a dream while being drunk (or not?...) It">
            <text:p>Chapon" Guzman (the brother of Alexander I of Russia) and everything was a dream while being drunk (or not?...) It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will be continued... (or not?...)">
            <text:p>will be continued... (or not?...)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Once upon a time in the Arigo Kindom, there was a princess, Diana she used to go to magical school,">
            <text:p>Once upon a time in the Arigo Kindom, there was a princess, Diana she used to go to magical school,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where she learned lots of spells, but the school broke up because an accident that ruined school because of the">
            <text:p>where she learned lots of spells, but the school broke up because an accident that ruined school because of th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parents. She started going to other school, in this word there was an old wizard, this was the best but">
            <text:p>parents. She started going to other school, in this word there was an old wizard, this was the best but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he died and leaved his wand that would have to choose the best candidate to use it. The wizard was">
            <text:p>he died and leaved his wand that would have to choose the best candidate to use it. The wizard was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called Hectins his wand was hiden in a place down the school in a subterranean base where he used to">
            <text:p>called Hectins his wand was hiden in a place down the school in a subterranean base where he used to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live. There was a witch on the old Diana’s school that wanted to get to become a powerful witch so">
            <text:p>live. There was a witch on the old Diana’s school that wanted to get to become a powerful witch so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she wanted to get the wand. As Diana didn’t liked her new school she wanted to re open it so">
            <text:p>she wanted to get the wand. As Diana didn’t liked her new school she wanted to re open it so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she tried to enter but it was imposible to hr so she broke a windows, while she was looking a">
            <text:p>she tried to enter but it was imposible to hr so she broke a windows, while she was looking a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way to re-open the school, the witch was looking for the Hectin’s place they found each other so they tried">
            <text:p>way to re-open the school, the witch was looking for the Hectin’s place they found each other so they tried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to fight but they couldn’t cause any of them had their wand. After that they every time they went to">
            <text:p>to fight but they couldn’t cause any of them had their wand. After that they every time they went to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school, look for Hectin’s place or look for getting the school repaired they had their wand with them. One day">
            <text:p>school, look for Hectin’s place or look for getting the school repaired they had their wand with them. One day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they found each other at the school so they were going to fight but before the witch used an explosive">
            <text:p>they found each other at the school so they were going to fight but before the witch used an explosiv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spell to the school so she could find the wand first when they finally started fighting, the witch easily beat">
            <text:p>spell to the school so she could find the wand first when they finally started fighting, the witch easily beat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Diana because she was stronger, the only way Diana beat her was using Hectin’s wand, she tried to use the">
            <text:p>Diana because she was stronger, the only way Diana beat her was using Hectin’s wand, she tried to use th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strongest spell she knew and she could use it and beat the witch, at the end everyone helped Diana to">
            <text:p>strongest spell she knew and she could use it and beat the witch, at the end everyone helped Diana to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rebuild the school because she was the chosen one.">
            <text:p>rebuild the school because she was the chosen one.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In 2016 a horrible accident happend on a laboratory. Because a scientist broke a mysterious medicine that can turn people">
            <text:p>In 2016 a horrible accident happend on a laboratory. Because a scientist broke a mysterious medicine that can turn peopl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into a strange type of zombies. All the laboratory was infected and the virus expanded all over, the world and">
            <text:p>into a strange type of zombies. All the laboratory was infected and the virus expanded all over, the world and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transformed it in hell.">
            <text:p>transformed it in hell.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The winchester movie is a horror movie from 2018 it is ambiented in san jose California, 1906. The movie shows">
            <text:p>The winchester movie is a horror movie from 2018 it is ambiented in san jose California, 1906. The movie shows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the ms Winchester sara, her daugter and her grandson, henry with the psiquiatrist. In the night wile the psiquiatrist was">
            <text:p>the ms Winchester sara, her daugter and her grandson, henry with the psiquiatrist. In the night wile the psiquiatrist was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looking around all the house, he saved from falling henry that had a strange bug on his bead, he was">
            <text:p>looking around all the house, he saved from falling henry that had a strange bug on his bead, he was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suspicius about that strange house, so he decided to se what sara do in the night. when he arrive he">
            <text:p>suspicius about that strange house, so he decided to se what sara do in the night. when he arrive h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noticed that sara could talk with gosts to build them the room when they died but this time the gost">
            <text:p>noticed that sara could talk with gosts to build them the room when they died but this time the gost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that arrived the house isn't as others gests because this gost wants to kill sara. After a battle where sara">
            <text:p>that arrived the house isn't as others gests because this gost wants to kill sara. After a battle where sara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and the psiquiatrist caught in a room, on the battle they defeat the gost with a bullet with an special">
            <text:p>and the psiquiatrist caught in a room, on the battle they defeat the gost with a bullet with an speci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connection with the death people.">
            <text:p>connection with the death people.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School of rock opens with a high energy energy perfomance at a rook concert where Dewey finn, an guitarrist, is">
            <text:p>School of rock opens with a high energy energy perfomance at a rook concert where Dewey finn, an guitarrist, is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playing on stage with his band, but he got kicked and he got the work of his friend so he">
            <text:p>playing on stage with his band, but he got kicked and he got the work of his friend so h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uses a nickname called “Ned”. As Dewey settles his role as as a substitute teacher, he quickly realised that his">
            <text:p>uses a nickname called “Ned”. As Dewey settles his role as as a substitute teacher, he quickly realised that his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four group students at horase green perf school are far more talented musically then academically inclined. Initialy the job as">
            <text:p>four group students at horase green perf school are far more talented musically then academically inclined. Initialy the job as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a temporal gi but he assign a band role to each kid and they wanna play in the battle of">
            <text:p>a temporal gi but he assign a band role to each kid and they wanna play in the battle of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the bands. The climax sees dewey and the kids playing the song of one of the kids and when they">
            <text:p>the bands. The climax sees dewey and the kids playing the song of one of the kids and when they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tough they lost the public says “School of rock” a lot of time and they won.">
            <text:p>tough they lost the public says “School of rock” a lot of time and they won.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A singer was fired, he could pay the rent where someone calls to his friend, he got a work as">
            <text:p>A singer was fired, he could pay the rent where someone calls to his friend, he got a work as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a science teacher. The singer, act like a teacher, letting the Luls free class, when he saw the Bels could">
            <text:p>a science teacher. The singer, act like a teacher, letting the Luls free class, when he saw the Bels could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play any instrument he touchs about the rock and the bands he got feral again whe he confess that he">
            <text:p>play any instrument he touchs about the rock and the bands he got feral again whe he confess that h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wasn't a real teacher, the Ruls thudn't give up, they go to the house of the man frealy they got">
            <text:p>wasn't a real teacher, the Ruls thudn't give up, they go to the house of the man frealy they got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a price wining a competition and making a school of rock. Dont give up.">
            <text:p>a price wining a competition and making a school of rock. Dont give up.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The movie begins with a man playing music with his his band who are playing the drums in a concert">
            <text:p>The movie begins with a man playing music with his his band who are playing the drums in a concert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they are hosting. Ned loses his sanity for playing his guitar and falls down, which, it causes him to get">
            <text:p>they are hosting. Ned loses his sanity for playing his guitar and falls down, which, it causes him to get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fired of the band. He is facing mounting financial troubles. Desperate for money, Dewey poses as his roommate Ned Schneebly">
            <text:p>fired of the band. He is facing mounting financial troubles. Desperate for money, Dewey poses as his roommate Ned Schneebly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to secure a substitute teaching position at Horace Green, a strict and elite preparatory school. Initially, Dewey is uninteresed in">
            <text:p>to secure a substitute teaching position at Horace Green, a strict and elite preparatory school. Initially, Dewey is uninteresed in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teaching and lacks any traditional educational methods. However, he soon discovers that his students are musically talented. Seeing an opportunity">
            <text:p>teaching and lacks any traditional educational methods. However, he soon discovers that his students are musically talented. Seeing an opportunity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to form a new band, he introduces his class to the world of rock music assigning each suden a role">
            <text:p>to form a new band, he introduces his class to the world of rock music assigning each suden a rol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in his covert project. Dewey’s unconventional teaching style clashes with the school’s rigid curriculum, but he gradually earns the students">
            <text:p>in his covert project. Dewey’s unconventional teaching style clashes with the school’s rigid curriculum, but he gradually earns the students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trust and enthusiasm. As the students transform from diciplined pupils to passionate musicians Dewey also grows, learning responsibility and finding">
            <text:p>trust and enthusiasm. As the students transform from diciplined pupils to passionate musicians Dewey also grows, learning responsibility and findi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purpose beyond his personal ambitions. The climax of the story occurs when the students under Dewey's guidance participate in a">
            <text:p>purpose beyond his personal ambitions. The climax of the story occurs when the students under Dewey's guidance participate in a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local Battle of Bands competition. Despite initial obstacles and the threat of Dewey getting arrested, they manage to perform, showcasing">
            <text:p>local Battle of Bands competition. Despite initial obstacles and the threat of Dewey getting arrested, they manage to perform, showcasi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their talent and the lessons they have learned. The movie ends with the students performance at the Battle of the">
            <text:p>their talent and the lessons they have learned. The movie ends with the students performance at the Battle of th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Bands, where they win the audience’s heart but not the competition. The experience leaves a lasting impact on both Dewey">
            <text:p>Bands, where they win the audience’s heart but not the competition. The experience leaves a lasting impact on both Dewey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and the students, demostrating the power of music and the importance of following one’s passion. It ends on a high">
            <text:p>and the students, demostrating the power of music and the importance of following one’s passion. It ends on a high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note, with Dewey continuing to teach rock music in an after-school program, suggesting a new beggining for both him an">
            <text:p>note, with Dewey continuing to teach rock music in an after-school program, suggesting a new beggining for both him an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the students.">
            <text:p>the students.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The vocalist of a band get drunk on a concert and he look so ridiculous the band is so angry">
            <text:p>The vocalist of a band get drunk on a concert and he look so ridiculous the band is so angry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with him. A day before he get scold by his friend and her girlfriend, he is living there a lot">
            <text:p>with him. A day before he get scold by his friend and her girlfriend, he is living there a lot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of time and they are tire of he when this get drunked. They say that he need a job and">
            <text:p>of time and they are tire of he when this get drunked. They say that he need a job and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if this not found this in a short time he will be homeless. He found a work and all starts">
            <text:p>if this not found this in a short time he will be homeless. He found a work and all starts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to be good.">
            <text:p>to be good.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It's a couple, they are going to have a baby but some extrange things, since the doll came. 1 year">
            <text:p>It's a couple, they are going to have a baby but some extrange things, since the doll came. 1 year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after the doll apper one more time, before this sucess everything changes so much. One night the couple hear a">
            <text:p>after the doll apper one more time, before this sucess everything changes so much. One night the couple hear a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scream por a woman, so the men go outside to look what hapen, a few minutes later the men appear">
            <text:p>scream por a woman, so the men go outside to look what hapen, a few minutes later the men appear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whit a lot of blood and he say her wife to call to the police, but the crazy lady coming">
            <text:p>whit a lot of blood and he say her wife to call to the police, but the crazy lady comi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for her house and hurt the woman in her pregnant belly. The police came and kill the crazy lady, but">
            <text:p>for her house and hurt the woman in her pregnant belly. The police came and kill the crazy lady, but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the blood of the lady fall in the eye of the doll and the doll turn evil. Some days later">
            <text:p>the blood of the lady fall in the eye of the doll and the doll turn evil. Some days later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the house burn and the wif go to the hospital. The husband put de doll in the trash. But 1">
            <text:p>the house burn and the wif go to the hospital. The husband put de doll in the trash. But 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year later the doll return and make a lot of disasters. The wife meet Evelyn, she talk whit Mia (The">
            <text:p>year later the doll return and make a lot of disasters. The wife meet Evelyn, she talk whit Mia (Th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wife) and tell her that she has daughter, but she die in a accident. Some days later the husband talk">
            <text:p>wife) and tell her that she has daughter, but she die in a accident. Some days later the husband talk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whid a person in the Church, so this person take the doll in her car and go to the Church">
            <text:p>whid a person in the Church, so this person take the doll in her car and go to the Church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but the doll hurt the man, and the doll escape. When the man talk with the husband the man say">
            <text:p>but the doll hurt the man, and the doll escape. When the man talk with the husband the man say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that the evil want the soul of your wife, so the husband call her wife but the conection fail, and">
            <text:p>that the evil want the soul of your wife, so the husband call her wife but the conection fail, and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the wife don't hear nothing, some seconds later the evil take her daughter, so the wife tell to the evil">
            <text:p>the wife don't hear nothing, some seconds later the evil take her daughter, so the wife tell to the evi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what do yo want? and the devil says that want her soul, so the wife wants to give herself, but">
            <text:p>what do yo want? and the devil says that want her soul, so the wife wants to give herself, but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the husband came and tell her that “don't do this”. But evelyn take the doll. Evelyn sacrificed to give her">
            <text:p>the husband came and tell her that “don't do this”. But evelyn take the doll. Evelyn sacrificed to give her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soul to the doll, so she throw of the window and die with the doll in her hands. When she">
            <text:p>soul to the doll, so she throw of the window and die with the doll in her hands. When sh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the saw the window the doll wasn’t there 6 month's later the family was released and happy. In another part">
            <text:p>the saw the window the doll wasn’t there 6 month's later the family was released and happy. In another part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the doll is in a shop of old things and a lady buy her...">
            <text:p>the doll is in a shop of old things and a lady buy her...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One night some persons enter to the couples home and attack them, the blood landed into the doll's eye causing">
            <text:p>One night some persons enter to the couples home and attack them, the blood landed into the doll's eye causing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it to become crazy or scary. The doll began to do strange things because the soul of the woman that">
            <text:p>it to become crazy or scary. The doll began to do strange things because the soul of the woman that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they sacrificed got into the doll and began to torment the couple. Then she go down to the basement and">
            <text:p>they sacrificed got into the doll and began to torment the couple. Then she go down to the basement and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the doll make her a symbol in the arm. Evelyn sacrificed herself and gave her soul so that Mia could">
            <text:p>the doll make her a symbol in the arm. Evelyn sacrificed herself and gave her soul so that Mia could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be with her daughter and she with hers.">
            <text:p>be with her daughter and she with hers.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The history begin with a woman explaining how she get the doll and saying she is going to have a">
            <text:p>The history begin with a woman explaining how she get the doll and saying she is going to have a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baby soon. They change of house where they have a lot of neighbors one night the doll appear in the">
            <text:p>baby soon. They change of house where they have a lot of neighbors one night the doll appear in th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neighbor house and do bad things with them but the wife see her and start suspecting of her in a">
            <text:p>neighbor house and do bad things with them but the wife see her and start suspecting of her in a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inexpected moment the house started burning with the wife inside of them the husband come and save the wife but">
            <text:p>inexpected moment the house started burning with the wife inside of them the husband come and save the wife but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for a reason the wife save the doll, they change to another house and the baby get birth, later the">
            <text:p>for a reason the wife save the doll, they change to another house and the baby get birth, later th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wife go to the parking but she see like a demon and she know her is going to need help.">
            <text:p>wife go to the parking but she see like a demon and she know her is going to need help.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She search for someone who can help her and she meet a black woman and a father from a church">
            <text:p>She search for someone who can help her and she meet a black woman and a father from a church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they help her and they control the doll for a while but not forever.">
            <text:p>they help her and they control the doll for a while but not forever.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A couple will have a baby and someone gift them a doll, and strange things start to happen, they had">
            <text:p>A couple will have a baby and someone gift them a doll, and strange things start to happen, they had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their child and desided to move. the strange things continue with the couple and their daugther, Mia feels insecure in">
            <text:p>their child and desided to move. the strange things continue with the couple and their daugther, Mia feels insecure in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her new house and scary thing start to happen, she started been threatened by a evil entity through some drawings">
            <text:p>her new house and scary thing start to happen, she started been threatened by a evil entity through some drawings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Mia commented that to her husband and he didn't belive her, they thougth it was her anxious but Mia knows">
            <text:p>Mia commented that to her husband and he didn't belive her, they thougth it was her anxious but Mia knows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that something was wrong, she look for help and Evelyn help her until she was allowed to help... In teh">
            <text:p>that something was wrong, she look for help and Evelyn help her until she was allowed to help... In teh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end the devil doll stop making problems for now...">
            <text:p>end the devil doll stop making problems for now...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There are a group of person and a girl tells that her mom give a doll that thinks is a">
            <text:p>There are a group of person and a girl tells that her mom give a doll that thinks is a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devil. Is a horor story centered around a doll named Anabelle, which is possesed by an evil spirit. The story">
            <text:p>devil. Is a horor story centered around a doll named Anabelle, which is possesed by an evil spirit. The story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begins with a young couple, John and Mia, who bring the doll into their home. Soon after, they experience a">
            <text:p>begins with a young couple, John and Mia, who bring the doll into their home. Soon after, they experience a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ries of strange and frightening events, such as objects moving on their own and unexplained noises. The couple learns that">
            <text:p>series of strange and frightening events, such as objects moving on their own and unexplained noises. The couple learns that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nnabelle is not just an ordinary doll but is inhabited by a malevolent entity. Seeking help, they contact paranormal investigators">
            <text:p>Annabelle is not just an ordinary doll but is inhabited by a malevolent entity. Seeking help, they contact paranormal investigator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d and Lorraine Warren, know for their expertise. Is a scary story about a haunted doll that brings fear to">
            <text:p>Ed and Lorraine Warren, know for their expertise. Is a scary story about a haunted doll that brings fear to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 couple. Even though experts Ed and Lorraine Warren manage to contact the doll, the story shows that the evil">
            <text:p>a couple. Even though experts Ed and Lorraine Warren manage to contact the doll, the story shows that the evi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pring inside Annabelle is still dangerous and frighten. In dealing with supernatural occurrences. The Warrens discover the dark history of">
            <text:p>spring inside Annabelle is still dangerous and frighten. In dealing with supernatural occurrences. The Warrens discover the dark history of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the doll and the powerful demonic force attached to it. Through a series of intense and dangerous encounters, the Warrens">
            <text:p>the doll and the powerful demonic force attached to it. Through a series of intense and dangerous encounters, the Warren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manage to contain Annabelle, placing her in a glass case in their occult museum to prevent fourther harm. Despite being">
            <text:p>manage to contain Annabelle, placing her in a glass case in their occult museum to prevent fourther harm. Despite being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contained, the story underscores the ongoing danger and sinister presense of Annabelle, leaving an unsetling of fear and suspence.">
            <text:p>contained, the story underscores the ongoing danger and sinister presense of Annabelle, leaving an unsetling of fear and suspence.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 starts with a group o friends talking about the doll, then it changes to another scene where two couples">
            <text:p>It starts with a group o friends talking about the doll, then it changes to another scene where two couples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are chatting, John and Mia are going to have a baby. Then John gifts Mia a really ugly doll from">
            <text:p>are chatting, John and Mia are going to have a baby. Then John gifts Mia a really ugly doll from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her childhood. One night Mia and John heard a weird noises in the next house, so John goes to lake">
            <text:p>her childhood. One night Mia and John heard a weird noises in the next house, so John goes to lak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a look, and it results that a couple of phycos were killing the grandparents that lives there. Mia went out">
            <text:p>a look, and it results that a couple of phycos were killing the grandparents that lives there. Mia went out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and ran inside the house to call the police, then the phycos broke inside of Mia and John's house and">
            <text:p>and ran inside the house to call the police, then the phycos broke inside of Mia and John's house and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attack them, one of them attacked Mia, meanwhile the police arrives so they saved Mia, and the last thing she">
            <text:p>attack them, one of them attacked Mia, meanwhile the police arrives so they saved Mia, and the last thing sh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saw was the woman that attacked her hugging the doll. After that happened, their live went back to the normal,">
            <text:p>saw was the woman that attacked her hugging the doll. After that happened, their live went back to the normal,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until one day Mia was sewing. While she was watching TV and some popcorns where coocking, when she accidentaly pitched/hurted">
            <text:p>until one day Mia was sewing. While she was watching TV and some popcorns where coocking, when she accidentaly pitched/hurted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herself, then the popcorns exploted and the house started to burnt, after that scene she gave birth, Then Mia, Jonn">
            <text:p>herself, then the popcorns exploted and the house started to burnt, after that scene she gave birth, Then Mia, Jonn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and their baby moved away, and now their lives is &quot;back to normaly&quot;. Until Mia heard weird noises, she went">
            <text:p>and their baby moved away, and now their lives is "back to normaly". Until Mia heard weird noises, she went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to check what was it, and she saw the doll next to the door, and she asked, who are you?">
            <text:p>to check what was it, and she saw the doll next to the door, and she asked, who are you?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after that the doll ran to her, she sreamed and was really scared. John wouldn’t belive her. One day Mia">
            <text:p>after that the doll ran to her, she sreamed and was really scared. John wouldn’t belive her. One day Mia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went to the basement, she got lock in and someone or something was following her, and a very ugly hand">
            <text:p>went to the basement, she got lock in and someone or something was following her, and a very ugly hand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graved her, she ran and ran until she arrived to new home/apartment. Another day Mia's baby got locked in a">
            <text:p>graved her, she ran and ran until she arrived to new home/apartment. Another day Mia's baby got locked in a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room, after Mia was able to break in the room the doll started floating and Mia was really shocked and">
            <text:p>room, after Mia was able to break in the room the doll started floating and Mia was really shocked and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scared. After all that scenes Mia was tired, so she decided to contact a neighbor that is a tipe of">
            <text:p>scared. After all that scenes Mia was tired, so she decided to contact a neighbor that is a tipe of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witch, and she asks for help. And also the Fathe suffred an car accident after he picked up the doll,">
            <text:p>witch, and she asks for help. And also the Fathe suffred an car accident after he picked up the doll,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and he adviced John that the doll is passed. The doll posseded the baby and Mia was so angry and">
            <text:p>and he adviced John that the doll is passed. The doll posseded the baby and Mia was so angry and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scared that she started hitting the baby in the wall be she tought it was the doll. The doll told">
            <text:p>scared that she started hitting the baby in the wall be she tought it was the doll. The doll told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Mia to give her her soul and she was about to kill her self when John and their neighbor stoped">
            <text:p>Mia to give her her soul and she was about to kill her self when John and their neighbor stoped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her, and their neighbor sacrificed her life because she had a daughter that died and she thoght that Mia had">
            <text:p>her, and their neighbor sacrificed her life because she had a daughter that died and she thoght that Mia had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to be whit her daughter, so she had to be with her with daughter. After that their life wen’t back">
            <text:p>to be whit her daughter, so she had to be with her with daughter. After that their life wen’t back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to normally. A couple lived really weird thing that started really light things, but it started to be more and">
            <text:p>to normally. A couple lived really weird thing that started really light things, but it started to be more and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more agressive things, at the point the mother was going to kill herself to save her daughter, but someone else">
            <text:p>more agressive things, at the point the mother was going to kill herself to save her daughter, but someone els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sacrifice to save them. The doll ended in an old shop until an old woman bought it for her daighter.">
            <text:p>sacrifice to save them. The doll ended in an old shop until an old woman bought it for her daighter.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it starts with a guy that he's name is dewey he was playing guitar on a music club then he">
            <text:p>it starts with a guy that he's name is dewey he was playing guitar on a music club then h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fall over the audience but none catch him at the other day his parent's say that he has to get">
            <text:p>fall over the audience but none catch him at the other day his parent's say that he has to get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a good job. then he got fire on the club. The teacher of a school call him because they need">
            <text:p>a good job. then he got fire on the club. The teacher of a school call him because they need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a cience teacher. The First day at the school he gave to the studenst all the recess. At the other">
            <text:p>a cience teacher. The First day at the school he gave to the studenst all the recess. At the other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day, they to the students play instruments and he like then the found that the classmate has a talent to">
            <text:p>day, they to the students play instruments and he like then the found that the classmate has a talent to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play instruments and sing. He gave to the students position then they practice to be the Ms prepare the to">
            <text:p>play instruments and sing. He gave to the students position then they practice to be the Ms prepare the to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the competition. Then the real teacher appear and say he wasn't the real then he got fire the kids go.">
            <text:p>the competition. Then the real teacher appear and say he wasn't the real then he got fire the kids go.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The kids go for the teacher and then they go to the competition, the parent's were very afraid for the">
            <text:p>The kids go for the teacher and then they go to the competition, the parent's were very afraid for th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kids and go for them, they got present to the show and they got surprise of them they didn’t win">
            <text:p>kids and go for them, they got present to the show and they got surprise of them they didn’t win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the competition but they enjoy it.">
            <text:p>the competition but they enjoy it.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It begins showing us Dewey in a concert, then we saw Dewey talking with someone, then Dewey get a job">
            <text:p>It begins showing us Dewey in a concert, then we saw Dewey talking with someone, then Dewey get a job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of teacher to get money. We see Jack teaching, then a teacher enter and teach the kids music, Dewey had">
            <text:p>of teacher to get money. We see Jack teaching, then a teacher enter and teach the kids music, Dewey had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an idea. To make a band. Then Dewey was teaching the kids the notes of the song. Then they find">
            <text:p>an idea. To make a band. Then Dewey was teaching the kids the notes of the song. Then they find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out that he wasn’t Ned and they wanted to arres him. He apology about lying. Then in the concert they">
            <text:p>out that he wasn’t Ned and they wanted to arres him. He apology about lying. Then in the concert they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play the song that the kid did. They didn’t win but the parents were shouting “school of rock” and they">
            <text:p>play the song that the kid did. They didn’t win but the parents were shouting “school of rock” and they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played another song.">
            <text:p>played another song.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In 1903 San Jose, California, Ms. Winchester owned a sprawling mansion that drew the envy of many eager to claim">
            <text:p>In 1903 San Jose, California, Ms. Winchester owned a sprawling mansion that drew the envy of many eager to claim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 for business ventures. To discredit her ownership, they hired a psychologist to assess her sanity. As time went on,">
            <text:p>it for business ventures. To discredit her ownership, they hired a psychologist to assess her sanity. As time went on,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erie occurrences began to plague the mansion—ghosts appeared throughout the estate, and one spirit even possessed the family's child, causing">
            <text:p>eerie occurrences began to plague the mansion—ghosts appeared throughout the estate, and one spirit even possessed the family's child, causing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chaos as retribution for past deeds of Ms. Winchester and the psychologist. In a dramatic climax, the ghosts were confronted">
            <text:p>chaos as retribution for past deeds of Ms. Winchester and the psychologist. In a dramatic climax, the ghosts were confronted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n a fierce battle that left the mansion in ruins. The psychologist ultimately ended the haunting by firing a special">
            <text:p>in a fierce battle that left the mansion in ruins. The psychologist ultimately ended the haunting by firing a speci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bullet, bringing the ordeal to a close.">
            <text:p>bullet, bringing the ordeal to a close.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n San Jose, California, in 1906, a widow named Mrs. Winchester embarked on building a mansion brimming with secrets, funded">
            <text:p>In San Jose, California, in 1906, a widow named Mrs. Winchester embarked on building a mansion brimming with secrets, funded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by the fortune from her deceased husband's rifle company. Concerned about her mental health, a doctor named Dr. Prince is">
            <text:p>by the fortune from her deceased husband's rifle company. Concerned about her mental health, a doctor named Dr. Prince i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dispatched to evaluate her. Upon arriving at the mansion, Dr. Prince finds Mrs. Winchester behaving like a medium, interacting with">
            <text:p>dispatched to evaluate her. Upon arriving at the mansion, Dr. Prince finds Mrs. Winchester behaving like a medium, interacting with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what she describes as &quot;ghosts&quot; or &quot;shadows.&quot; Initially, he suspects her actions are symptoms of a mental disorder triggered by">
            <text:p>what she describes as "ghosts" or "shadows." Initially, he suspects her actions are symptoms of a mental disorder triggered by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the traumatic loss of her husband and child. However, as he delves deeper into the mansion’s mysteries, he uncovers the">
            <text:p>the traumatic loss of her husband and child. However, as he delves deeper into the mansion’s mysteries, he uncovers th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truth about the spirits haunting the house souls of those killed by the Winchester rifles. Dr. Prince's investigation reveals the">
            <text:p>truth about the spirits haunting the house souls of those killed by the Winchester rifles. Dr. Prince's investigation reveals th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urpose behind the mansion’s construction and Mrs. Winchester’s intentions. The mansion itself, with its labyrinthine design, seems to have a">
            <text:p>purpose behind the mansion’s construction and Mrs. Winchester’s intentions. The mansion itself, with its labyrinthine design, seems to have a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hidden agenda. In the story’s climax, the spirits' anger reaches its peak, becoming increasingly aggressive. Dr. Prince must confront his">
            <text:p>hidden agenda. In the story’s climax, the spirits' anger reaches its peak, becoming increasingly aggressive. Dr. Prince must confront hi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own past and traumas to resolve the haunting and bring peace to the restless spirits.">
            <text:p>own past and traumas to resolve the haunting and bring peace to the restless spirits.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The story begins with a pregnant woman named Mia and her husband Tom living happily in their home. One night,">
            <text:p>The story begins with a pregnant woman named Mia and her husband Tom living happily in their home. One night,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n intruder breaks into their house and murders a young girl who is clutching a terrifying doll. Blood from the">
            <text:p>an intruder breaks into their house and murders a young girl who is clutching a terrifying doll. Blood from th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girl stains the doll, and from that moment on, the doll begins to wreak havoc on the family. Before the">
            <text:p>girl stains the doll, and from that moment on, the doll begins to wreak havoc on the family. Before th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tragedy, Tom had discarded the doll, named Annabelle, in the trash. Mia and Tom, who had a beautiful baby girl,">
            <text:p>tragedy, Tom had discarded the doll, named Annabelle, in the trash. Mia and Tom, who had a beautiful baby girl,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ventually moved to an apartment. One day, Mia goes to the garage to put something away, only to face the">
            <text:p>eventually moved to an apartment. One day, Mia goes to the garage to put something away, only to face th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most horrifying experience of her life. When she returns to the house, she discovers that their baby is missing, and">
            <text:p>most horrifying experience of her life. When she returns to the house, she discovers that their baby is missing, and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nnabelle is lying in the baby's crib. Annabelle demands a sacrifice. Evelyn, a friend, offers herself to save Mia and">
            <text:p>Annabelle is lying in the baby's crib. Annabelle demands a sacrifice. Evelyn, a friend, offers herself to save Mia and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Tom’s child. Evelyn, who had lost her own daughter, throws herself out of a window while holding the doll, thus">
            <text:p>Tom’s child. Evelyn, who had lost her own daughter, throws herself out of a window while holding the doll, thu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offering her soul to Annabelle. Miraculously, the baby returns safely to the crib. A week later, Mia and Tom consult">
            <text:p>offering her soul to Annabelle. Miraculously, the baby returns safely to the crib. A week later, Mia and Tom consult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 priest, who confirms that Evelyn’s sacrifice was real, but the doll, Annabelle, remains missing.">
            <text:p>a priest, who confirms that Evelyn’s sacrifice was real, but the doll, Annabelle, remains missing.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The movie begins with a brief introduction to John and Mia. Mia, who is pregnant, receives a gift from John:">
            <text:p>The movie begins with a brief introduction to John and Mia. Mia, who is pregnant, receives a gift from John: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 doll named Annabelle. That same night, a series of horrific events begins. The doll seems to be linked to">
            <text:p>a doll named Annabelle. That same night, a series of horrific events begins. The doll seems to be linked to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the brutal murder of their neighbor. The neighbor, holding the doll, is attacked and killed by a mysterious figure who">
            <text:p>the brutal murder of their neighbor. The neighbor, holding the doll, is attacked and killed by a mysterious figure who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later buries a knife in her stomach. Strange occurrences start happening in John and Mia's home. Disturbed by these events,">
            <text:p>later buries a knife in her stomach. Strange occurrences start happening in John and Mia's home. Disturbed by these events,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they decide to dispose of the doll, but soon after, their baby, Leah, is born. Despite their efforts to move">
            <text:p>they decide to dispose of the doll, but soon after, their baby, Leah, is born. Despite their efforts to mov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on, the doll reappears when they start unpacking in their new home. Mia decides to keep it. The unsettling events">
            <text:p>on, the doll reappears when they start unpacking in their new home. Mia decides to keep it. The unsettling event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continue. Mia experiences terrifying moments in the cellar, including a stroller that mysteriously appears and a force that grabs her">
            <text:p>continue. Mia experiences terrifying moments in the cellar, including a stroller that mysteriously appears and a force that grabs her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hand, making her run up the stairs in panic. The next day, she finds her scar has mysteriously disappeared and">
            <text:p>hand, making her run up the stairs in panic. The next day, she finds her scar has mysteriously disappeared and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eks help from a detective. She also meets Evelyn at the library, who assists her with books about cults and">
            <text:p>seeks help from a detective. She also meets Evelyn at the library, who assists her with books about cults and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demons. At Evelyn’s house, Mia leaves Leah unattended for a moment while she checks on her room. While she’s gone,">
            <text:p>demons. At Evelyn’s house, Mia leaves Leah unattended for a moment while she checks on her room. While she’s gone,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nnabelle begins to float and a demon appears. John arrives just in time to see the demonic presence. They consult">
            <text:p>Annabelle begins to float and a demon appears. John arrives just in time to see the demonic presence. They consult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 priest, who decides to take the doll away to provide some peace of mind. When the priest takes the">
            <text:p>a priest, who decides to take the doll away to provide some peace of mind. When the priest takes th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doll, the demonic presence intensifies, and Evelyn is attacked by the demon. Mia and John confront the demon in their">
            <text:p>doll, the demonic presence intensifies, and Evelyn is attacked by the demon. Mia and John confront the demon in their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house, struggling to protect Leah. In a dramatic climax, John manages to save Mia, but Evelyn sacrifices herself to save">
            <text:p>house, struggling to protect Leah. In a dramatic climax, John manages to save Mia, but Evelyn sacrifices herself to sav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Leah. With Evelyn’s sacrifice, Leah is restored to safety, and peace is eventually restored.">
            <text:p>Leah. With Evelyn’s sacrifice, Leah is restored to safety, and peace is eventually restored.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Gus, known for his thievery and nicknamed &quot;Dirty Gus&quot; by his neighbors, once spotted a magnificent castle and decided to">
            <text:p>Gus, known for his thievery and nicknamed "Dirty Gus" by his neighbors, once spotted a magnificent castle and decided to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rob it. Upon entering, he encountered a beautiful princess dressed in a stunning gown. The princess, introducing herself as Aurora,">
            <text:p>rob it. Upon entering, he encountered a beautiful princess dressed in a stunning gown. The princess, introducing herself as Aurora,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graciously invited him to dinner. During the meal, Gus admired the castle’s opulence luxurious dishes, an ornate chandelier, and Aurora’s">
            <text:p>graciously invited him to dinner. During the meal, Gus admired the castle’s opulence luxurious dishes, an ornate chandelier, and Aurora’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xquisite dress which only fueled his desire to steal from the castle. Princess Aurora offered Gus the freedom to stay">
            <text:p>exquisite dress which only fueled his desire to steal from the castle. Princess Aurora offered Gus the freedom to stay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s long as he wished, and he chose to spend the night. Aurora directed Gus to his room, but at">
            <text:p>as long as he wished, and he chose to spend the night. Aurora directed Gus to his room, but at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3:00 AM, he was disturbed by strange noises. He followed a mysterious shadow through the hallways, only to be confronted">
            <text:p>3:00 AM, he was disturbed by strange noises. He followed a mysterious shadow through the hallways, only to be confronted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by Aurora, who reassured him that he was likely just imagining things and advised him to return to bed. The">
            <text:p>by Aurora, who reassured him that he was likely just imagining things and advised him to return to bed. Th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next day, feeling uneasy about the castle and Princess Aurora, Gus plotted to rob the castle that night. After dinner,">
            <text:p>next day, feeling uneasy about the castle and Princess Aurora, Gus plotted to rob the castle that night. After dinner,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he thanked Aurora and went to his room. Once he was sure the princess was asleep, he began to steal">
            <text:p>he thanked Aurora and went to his room. Once he was sure the princess was asleep, he began to ste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the valuable items he had seen earlier. As Gus prepared to leave with his loot, he felt a pang of">
            <text:p>the valuable items he had seen earlier. As Gus prepared to leave with his loot, he felt a pang of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guilt about the princess but decided to proceed. However, dark magic ensnared him, trapping him within the castle. Princess Aurora">
            <text:p>guilt about the princess but decided to proceed. However, dark magic ensnared him, trapping him within the castle. Princess Aurora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then appeared and revealed that Gus had been cursed. He was doomed to serve the castle forever as punishment for">
            <text:p>then appeared and revealed that Gus had been cursed. He was doomed to serve the castle forever as punishment for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his greed.">
            <text:p>his greed.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Once upon a time, there was a literature teacher named Henry, known for being the grumpiest instructor anyone had ever">
            <text:p>Once upon a time, there was a literature teacher named Henry, known for being the grumpiest instructor anyone had ever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met. He was harsh with his students, and none of them liked him, especially Kathy. Despite her exceptional talent and">
            <text:p>met. He was harsh with his students, and none of them liked him, especially Kathy. Despite her exceptional talent and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ntelligence, Henry gave her an “F” in his class when she deserved an “A+.” Kathy, determined to get revenge, devised">
            <text:p>intelligence, Henry gave her an “F” in his class when she deserved an “A+.” Kathy, determined to get revenge, devised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 plan for a meeting with Henry on a Sunday night at the school. Henry agreed to the meeting but">
            <text:p>a plan for a meeting with Henry on a Sunday night at the school. Henry agreed to the meeting but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with a condition: Kathy had to write a novel to improve her grade. Kathy wrote the novel but imbued it">
            <text:p>with a condition: Kathy had to write a novel to improve her grade. Kathy wrote the novel but imbued it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with a curse, ensuring that the villain in the story would come to life when Henry read it. On the">
            <text:p>with a curse, ensuring that the villain in the story would come to life when Henry read it. On th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night of their meeting, a fierce storm rolled in, prompting both to seek refuge inside the eerily quiet school. They">
            <text:p>night of their meeting, a fierce storm rolled in, prompting both to seek refuge inside the eerily quiet school. They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ntered the literature classroom, but suddenly, Kathy vanished, leaving only the book on the desk. Henry soon realized he was">
            <text:p>entered the literature classroom, but suddenly, Kathy vanished, leaving only the book on the desk. Henry soon realized he wa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lone and trapped in the classroom. Opening the book, Henry saw a note on the first page that read, &quot;READ">
            <text:p>alone and trapped in the classroom. Opening the book, Henry saw a note on the first page that read, "READ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!&quot; He turned to the first chapter, which began with the word &quot;pirate.&quot; Instantly, a real pirate emerged from the">
            <text:p>IT!" He turned to the first chapter, which began with the word "pirate." Instantly, a real pirate emerged from th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ages, drenched and furious from being trapped in a bottle during the storm. Henry was terrified and could hardly believe">
            <text:p>pages, drenched and furious from being trapped in a bottle during the storm. Henry was terrified and could hardly believ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his eyes. The pirate brandished a sword and demanded, &quot;Tell me why I’m here, or I’ll kill you right now!&quot;">
            <text:p>his eyes. The pirate brandished a sword and demanded, "Tell me why I’m here, or I’ll kill you right now!"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anicking, Henry stammered, &quot;NO... NO, wait, I’m just as confused as you are!&quot; In desperation, he cried out, &quot;Lord, what">
            <text:p>Panicking, Henry stammered, "NO... NO, wait, I’m just as confused as you are!" In desperation, he cried out, "Lord, what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have I done wrong?&quot; A voice replied, &quot;You were a mean person.&quot; Henry, overwhelmed with remorse, shouted, &quot;I'M A BAD">
            <text:p>have I done wrong?" A voice replied, "You were a mean person." Henry, overwhelmed with remorse, shouted, "I'M A BAD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ERSON! GOD, I REGRET EVERYTHING!&quot; The voice reassured him, &quot;You have learned. I forgive you.&quot; With those words, the pirate">
            <text:p>PERSON! GOD, I REGRET EVERYTHING!" The voice reassured him, "You have learned. I forgive you." With those words, the pirat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vanished. Henry returned home a changed man, having learned a valuable lesson and resolved to be a better person.">
            <text:p>vanished. Henry returned home a changed man, having learned a valuable lesson and resolved to be a better person.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One day, the infamous pirate Jhoony &quot;The Deep&quot; Sparkle was cruising in his flying ship, heading to Tampa Bay to">
            <text:p>One day, the infamous pirate Jhoony "The Deep" Sparkle was cruising in his flying ship, heading to Tampa Bay to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watch the Buccaneers play against the New Orleans Saints. He indulged in numerous souvenirs and drank plenty of fresh beer.">
            <text:p>watch the Buccaneers play against the New Orleans Saints. He indulged in numerous souvenirs and drank plenty of fresh beer.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The game began, and by the end of the first quarter, the Buccaneers were ahead 14-3. By halftime, the score">
            <text:p>The game began, and by the end of the first quarter, the Buccaneers were ahead 14-3. By halftime, the scor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had moved to 23-10. During the break, Rayanna and her pregnant dog performed a medley of songs, including &quot;Liqe Ahruvi,&quot;">
            <text:p>had moved to 23-10. During the break, Rayanna and her pregnant dog performed a medley of songs, including "Liqe Ahruvi,"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&quot;De Pagashutt,&quot; and &quot;The Gud Gayrl.&quot; After halftime, the Buccaneers were still leading 43-28. However, in a dramatic turn of">
            <text:p>"De Pagashutt," and "The Gud Gayrl." After halftime, the Buccaneers were still leading 43-28. However, in a dramatic turn of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vents, the Saints scored 20 points in the final minute, winning the game 48-43. Enraged by the loss, Jhoony decided">
            <text:p>events, the Saints scored 20 points in the final minute, winning the game 48-43. Enraged by the loss, Jhoony decided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to seek revenge. He flew to a haunted forest to find a dark magic witch named Chochil &quot;The Bad,&quot; who">
            <text:p>to seek revenge. He flew to a haunted forest to find a dark magic witch named Chochil "The Bad," who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gifted him a powerful magical wand. Determined to exact his revenge, Jhoony used his flying ship to wreak havoc on">
            <text:p>gifted him a powerful magical wand. Determined to exact his revenge, Jhoony used his flying ship to wreak havoc on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New Orleans, setting the forests ablaze while singing the Europapa song for no particular reason. Just as he was causing">
            <text:p>New Orleans, setting the forests ablaze while singing the Europapa song for no particular reason. Just as he was causing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destruction, Thomas &quot;The Brave Goat,&quot; wielding the Seven Power Rings of Humanity from the Great Court of Football, intervened. Disguised">
            <text:p>destruction, Thomas "The Brave Goat," wielding the Seven Power Rings of Humanity from the Great Court of Football, intervened. Disguised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s an Arabian witch, Thomas secretly planted a bomb on Jhoony’s ship. In reality, Thomas was a covert CIA agent">
            <text:p>as an Arabian witch, Thomas secretly planted a bomb on Jhoony’s ship. In reality, Thomas was a covert CIA agent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who had previously defeated Dooffenschmiltes. Suddenly, Jhoony found himself waking up in a bar in Mazatlan, listening to the news">
            <text:p>who had previously defeated Dooffenschmiltes. Suddenly, Jhoony found himself waking up in a bar in Mazatlan, listening to the new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bout a man named &quot;El Chapon&quot; Guzman (the brother of Alexander I of Russia). It turned out that the entire">
            <text:p>about a man named "El Chapon" Guzman (the brother of Alexander I of Russia). It turned out that the entir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dventure had been a drunken dream (or had it?). The story may or may not continue...">
            <text:p>adventure had been a drunken dream (or had it?). The story may or may not continue...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Once upon a time in the Arigo Kingdom, there was a princess named Diana who attended a magical school where">
            <text:p>Once upon a time in the Arigo Kingdom, there was a princess named Diana who attended a magical school wher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he learned many spells. However, the school was shut down due to an accident caused by the parents, leaving Diana">
            <text:p>she learned many spells. However, the school was shut down due to an accident caused by the parents, leaving Diana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without her beloved learning place. Diana transferred to another school, but she longed to reopen her old school. Meanwhile, there">
            <text:p>without her beloved learning place. Diana transferred to another school, but she longed to reopen her old school. Meanwhile, ther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was a legendary old wizard named Hectins who had been the greatest of his time. Upon his death, he left">
            <text:p>was a legendary old wizard named Hectins who had been the greatest of his time. Upon his death, he left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behind a powerful wand hidden in a subterranean base beneath the old school. The wand was said to choose the">
            <text:p>behind a powerful wand hidden in a subterranean base beneath the old school. The wand was said to choose th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most worthy candidate to wield it. At Diana’s former school, a witch who sought to become the most powerful sorceress">
            <text:p>most worthy candidate to wield it. At Diana’s former school, a witch who sought to become the most powerful sorceres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wanted the wand for herself. She was determined to find it and gain ultimate power. Diana, discontent with her new">
            <text:p>wanted the wand for herself. She was determined to find it and gain ultimate power. Diana, discontent with her new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chool, attempted to break into her old school to repair it, but found it nearly impossible. In her frustration, she">
            <text:p>school, attempted to break into her old school to repair it, but found it nearly impossible. In her frustration, sh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broke a window to gain entry. While Diana was trying to restore the old school, the witch was searching for">
            <text:p>broke a window to gain entry. While Diana was trying to restore the old school, the witch was searching for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Hectins’ hidden base. Their paths crossed, and they tried to fight, but neither could prevail without their wands. From then">
            <text:p>Hectins’ hidden base. Their paths crossed, and they tried to fight, but neither could prevail without their wands. From then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on, both would visit the school, each carrying their wand, searching for Hectins’ base or working to repair the school.">
            <text:p>on, both would visit the school, each carrying their wand, searching for Hectins’ base or working to repair the school.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One day, the witch and Diana met at the school and prepared to fight. The witch, eager to find the">
            <text:p>One day, the witch and Diana met at the school and prepared to fight. The witch, eager to find th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wand first, cast an explosive spell that damaged the school further. When their battle began, the witch easily overpowered Diana">
            <text:p>wand first, cast an explosive spell that damaged the school further. When their battle began, the witch easily overpowered Diana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due to her greater strength. The only way Diana could defeat her was by using Hectins’ wand. Diana, with a">
            <text:p>due to her greater strength. The only way Diana could defeat her was by using Hectins’ wand. Diana, with a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desperate hope, managed to wield the wand and cast the most powerful spell she knew. With its help, she defeated">
            <text:p>desperate hope, managed to wield the wand and cast the most powerful spell she knew. With its help, she defeated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the witch. In the end, Diana was celebrated as the chosen one, and with everyone’s help, she successfully rebuilt the">
            <text:p>the witch. In the end, Diana was celebrated as the chosen one, and with everyone’s help, she successfully rebuilt th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magical school.">
            <text:p>magical school.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n 2016, a catastrophic accident occurred in a laboratory when a scientist accidentally shattered a vial containing a mysterious substance.">
            <text:p>In 2016, a catastrophic accident occurred in a laboratory when a scientist accidentally shattered a vial containing a mysterious substance.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This experimental medicine had the horrifying ability to turn people into a bizarre type of zombie. The laboratory was quickly">
            <text:p>This experimental medicine had the horrifying ability to turn people into a bizarre type of zombie. The laboratory was quickly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overrun with the infection, and the virus spread rapidly across the globe, plunging the world into chaos and transforming it">
            <text:p>overrun with the infection, and the virus spread rapidly across the globe, plunging the world into chaos and transforming it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nto a living nightmare.">
            <text:p>into a living nightmare.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The 2018 horror film Winchester is set in San Jose, California, in 1906. The story centers around Sarah Winchester, her">
            <text:p>The 2018 horror film Winchester is set in San Jose, California, in 1906. The story centers around Sarah Winchester, her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daughter, and her grandson, Henry, along with the psychiatrist who investigates their haunted mansion. One night, while the psychiatrist is">
            <text:p>daughter, and her grandson, Henry, along with the psychiatrist who investigates their haunted mansion. One night, while the psychiatrist i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xploring the house, he saves Henry from falling, noticing a strange bug on his bed. Suspicious of the eerie mansion,">
            <text:p>exploring the house, he saves Henry from falling, noticing a strange bug on his bed. Suspicious of the eerie mansion,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he decides to observe Sarah’s activities at night. Upon investigating, he discovers that Sarah can communicate with ghosts to build">
            <text:p>he decides to observe Sarah’s activities at night. Upon investigating, he discovers that Sarah can communicate with ghosts to build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rooms for them after they die. However, this particular ghost is unlike the others; it harbors a deadly intent towards">
            <text:p>rooms for them after they die. However, this particular ghost is unlike the others; it harbors a deadly intent toward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arah. In a tense confrontation, Sarah and the psychiatrist find themselves trapped in a room with the vengeful spirit. They">
            <text:p>Sarah. In a tense confrontation, Sarah and the psychiatrist find themselves trapped in a room with the vengeful spirit. They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manage to defeat the ghost by using a specially crafted bullet with a unique connection to the spirit world.">
            <text:p>manage to defeat the ghost by using a specially crafted bullet with a unique connection to the spirit world.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chool of Rock opens with a high-energy performance at a rock concert where Dewey Finn, a guitarist, is rocking out">
            <text:p>School of Rock opens with a high-energy performance at a rock concert where Dewey Finn, a guitarist, is rocking out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with his band. After being kicked out of the band, Dewey takes on a job using his friend Ned’s identity.">
            <text:p>with his band. After being kicked out of the band, Dewey takes on a job using his friend Ned’s identity.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s Dewey starts his role as a substitute teacher at Horace Green Prep School, he quickly realizes that his students">
            <text:p>As Dewey starts his role as a substitute teacher at Horace Green Prep School, he quickly realizes that his student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re far more musically gifted than academically inclined. Initially, Dewey’s job is temporary, but he assigns each student a role">
            <text:p>are far more musically gifted than academically inclined. Initially, Dewey’s job is temporary, but he assigns each student a rol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n a band and sets his sights on entering them in the Battle of the Bands competition. The climax of">
            <text:p>in a band and sets his sights on entering them in the Battle of the Bands competition. The climax of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the movie features Dewey and the kids performing a song written by one of the students. Although they initially think">
            <text:p>the movie features Dewey and the kids performing a song written by one of the students. Although they initially think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they have lost, the crowd repeatedly chants “School of Rock,” and the band emerges victorious.">
            <text:p>they have lost, the crowd repeatedly chants “School of Rock,” and the band emerges victorious.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 singer, recently fired and struggling to pay the rent, receives a call from a friend who offers him a">
            <text:p>A singer, recently fired and struggling to pay the rent, receives a call from a friend who offers him a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job as a science teacher. Although the singer lacks teaching credentials, he takes the job and quickly begins to run">
            <text:p>job as a science teacher. Although the singer lacks teaching credentials, he takes the job and quickly begins to run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the class in his own unconventional way. When he discovers that the students are exceptionally talented with musical instruments, he">
            <text:p>the class in his own unconventional way. When he discovers that the students are exceptionally talented with musical instruments, h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becomes inspired by the idea of forming a rock band. Despite his initial dishonesty about not being a real teacher,">
            <text:p>becomes inspired by the idea of forming a rock band. Despite his initial dishonesty about not being a real teacher,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the students don’t give up on their dream. They visit the singer’s home, determined to make their vision a reality.">
            <text:p>the students don’t give up on their dream. They visit the singer’s home, determined to make their vision a reality.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Together, they enter a competition, win a prize, and establish their own &quot;School of Rock,&quot; proving that with determination and">
            <text:p>Together, they enter a competition, win a prize, and establish their own "School of Rock," proving that with determination and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teamwork, anything is possible.">
            <text:p>teamwork, anything is possible.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fter being kicked out of his band, a musician finds himself jobless and in need of employment. With no qualifications">
            <text:p>After being kicked out of his band, a musician finds himself jobless and in need of employment. With no qualification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beyond music, he resorts to pretending to be a math and science teacher to secure a position at a local">
            <text:p>beyond music, he resorts to pretending to be a math and science teacher to secure a position at a loc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chool. One day, he discovers that his students are exceptionally talented musicians, sparking an idea. Instead of focusing on math">
            <text:p>school. One day, he discovers that his students are exceptionally talented musicians, sparking an idea. Instead of focusing on math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nd science, he decides to explore their musical abilities. Inspired, he begins to envision forming his own rock band with">
            <text:p>and science, he decides to explore their musical abilities. Inspired, he begins to envision forming his own rock band with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the students. Although his initial motivation was a personal passion for music, he also wonders if he can turn the">
            <text:p>the students. Although his initial motivation was a personal passion for music, he also wonders if he can turn th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ituation into something positive after being ousted from his own band. As he continues to teach while concealing his true">
            <text:p>situation into something positive after being ousted from his own band. As he continues to teach while concealing his tru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dentity, he sees the students grow more enthusiastic and creative. Despite initial confusion, the students embrace the opportunity to develop">
            <text:p>identity, he sees the students grow more enthusiastic and creative. Despite initial confusion, the students embrace the opportunity to develop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their musical talents. Each student reveals impressive skills throughout the film, showcasing their potential. The &quot;teacher's&quot; unconventional approach and secret">
            <text:p>their musical talents. Each student reveals impressive skills throughout the film, showcasing their potential. The "teacher's" unconventional approach and secret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oon attract attention. He worries about how the parents and others will react when they find out the truth. However,">
            <text:p>soon attract attention. He worries about how the parents and others will react when they find out the truth. However,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when the students perform on stage at a competition, their remarkable talent wins over the parents and community. The initial">
            <text:p>when the students perform on stage at a competition, their remarkable talent wins over the parents and community. The initi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concerns are overshadowed by the students' success, and the &quot;teacher&quot; is celebrated for his unconventional but effective methods.">
            <text:p>concerns are overshadowed by the students' success, and the "teacher" is celebrated for his unconventional but effective methods.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The movie opens with a man performing at a concert with his band, where his intense guitar playing leads to">
            <text:p>The movie opens with a man performing at a concert with his band, where his intense guitar playing leads to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him losing his grip on reality and falling off the stage. This incident results in him being fired from the">
            <text:p>him losing his grip on reality and falling off the stage. This incident results in him being fired from th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band, leaving him in dire financial straits. Desperate for money, Dewey Finn decides to impersonate his roommate Ned Schneebly to">
            <text:p>band, leaving him in dire financial straits. Desperate for money, Dewey Finn decides to impersonate his roommate Ned Schneebly to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land a substitute teaching job at Horace Green, a prestigious and demanding preparatory school. Initially, Dewey is disinterested in teaching">
            <text:p>land a substitute teaching job at Horace Green, a prestigious and demanding preparatory school. Initially, Dewey is disinterested in teaching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nd has no formal educational methods. However, he soon discovers that his students possess exceptional musical talent. Seizing the opportunity,">
            <text:p>and has no formal educational methods. However, he soon discovers that his students possess exceptional musical talent. Seizing the opportunity,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Dewey introduces them to the world of rock music and forms a secret band, assigning each student a role in">
            <text:p>Dewey introduces them to the world of rock music and forms a secret band, assigning each student a role in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his covert project. Dewey’s unorthodox teaching methods clash with the school's strict curriculum, but he gradually earns the students' trust">
            <text:p>his covert project. Dewey’s unorthodox teaching methods clash with the school's strict curriculum, but he gradually earns the students' trust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nd enthusiasm. As the students evolve from disciplined pupils into passionate musicians, Dewey himself grows, learning about responsibility and finding">
            <text:p>and enthusiasm. As the students evolve from disciplined pupils into passionate musicians, Dewey himself grows, learning about responsibility and finding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 deeper sense of purpose beyond his own ambitions. The story reaches its climax when Dewey and his students compete">
            <text:p>a deeper sense of purpose beyond his own ambitions. The story reaches its climax when Dewey and his students compet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n a local Battle of the Bands. Despite facing numerous challenges and the risk of Dewey's arrest, they deliver a">
            <text:p>in a local Battle of the Bands. Despite facing numerous challenges and the risk of Dewey's arrest, they deliver a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memorable performance that captivates the audience. Although they don’t win the competition, the experience profoundly impacts both Dewey and the">
            <text:p>memorable performance that captivates the audience. Although they don’t win the competition, the experience profoundly impacts both Dewey and th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tudents, highlighting the transformative power of music and the importance of pursuing one's passion. The film concludes on a positive">
            <text:p>students, highlighting the transformative power of music and the importance of pursuing one's passion. The film concludes on a positiv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note, with Dewey continuing to teach rock music in an after-school program, signaling a new beginning for both him and">
            <text:p>note, with Dewey continuing to teach rock music in an after-school program, signaling a new beginning for both him and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his students.">
            <text:p>his students.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The lead singer of a band gets drunk during a concert, making a complete fool of himself and infuriating his">
            <text:p>The lead singer of a band gets drunk during a concert, making a complete fool of himself and infuriating hi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bandmates. The day before, he had been reprimanded by his friend and his friend's girlfriend, who were fed up with">
            <text:p>bandmates. The day before, he had been reprimanded by his friend and his friend's girlfriend, who were fed up with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his irresponsible behavior. They warned him that if he didn’t find a job soon, he would end up homeless. Determined">
            <text:p>his irresponsible behavior. They warned him that if he didn’t find a job soon, he would end up homeless. Determined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to turn his life around, he manages to find a job, and things begin to improve.">
            <text:p>to turn his life around, he manages to find a job, and things begin to improve.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 couple is expecting a baby, but their lives take a turn for the worse when a strange doll appears.">
            <text:p>A couple is expecting a baby, but their lives take a turn for the worse when a strange doll appears.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 year later, the doll returns, bringing with it unsettling changes. One night, the couple hears a woman's scream. The">
            <text:p>A year later, the doll returns, bringing with it unsettling changes. One night, the couple hears a woman's scream. Th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man goes outside to investigate and returns covered in blood, urging his wife to call the police. A deranged woman,">
            <text:p>man goes outside to investigate and returns covered in blood, urging his wife to call the police. A deranged woman,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driven by the doll's malevolence, attacks the pregnant wife, injuring her severely. The police arrive and kill the woman, but">
            <text:p>driven by the doll's malevolence, attacks the pregnant wife, injuring her severely. The police arrive and kill the woman, but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her blood stains the doll, turning it evil. In the aftermath, their house burns down, and the wife is hospitalized.">
            <text:p>her blood stains the doll, turning it evil. In the aftermath, their house burns down, and the wife is hospitalized.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The husband throws the doll away, hoping the nightmare is over. However, a year later, the doll reappears and causes">
            <text:p>The husband throws the doll away, hoping the nightmare is over. However, a year later, the doll reappears and caus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more havoc. The wife, Mia, meets Evelyn, who reveals that her own daughter died in an accident. Evelyn believes the">
            <text:p>more havoc. The wife, Mia, meets Evelyn, who reveals that her own daughter died in an accident. Evelyn believes th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doll is tied to these tragedies. Meanwhile, the husband consults someone at the church about the doll. The person takes">
            <text:p>doll is tied to these tragedies. Meanwhile, the husband consults someone at the church about the doll. The person tak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the doll in their car to the church but is attacked by it, allowing the doll to escape. The man">
            <text:p>the doll in their car to the church but is attacked by it, allowing the doll to escape. The man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nforms the husband that the evil entity seeks the wife’s soul. When the husband tries to reach Mia, the connection">
            <text:p>informs the husband that the evil entity seeks the wife’s soul. When the husband tries to reach Mia, the connection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ails, and the evil force takes their daughter. Desperate, Mia confronts the evil, asking what it wants. The entity demands">
            <text:p>fails, and the evil force takes their daughter. Desperate, Mia confronts the evil, asking what it wants. The entity demand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her soul. As she considers sacrificing herself, the husband arrives and pleads with her not to. Evelyn then takes the">
            <text:p>her soul. As she considers sacrificing herself, the husband arrives and pleads with her not to. Evelyn then takes th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doll, sacrifices herself, and throws the doll out of a window, dying with it in her arms. Six months later,">
            <text:p>doll, sacrifices herself, and throws the doll out of a window, dying with it in her arms. Six months later,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the family is finally free and happy. However, the doll is seen in an antique shop, and a woman buys">
            <text:p>the family is finally free and happy. However, the doll is seen in an antique shop, and a woman buy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, hinting that the cycle of terror might begin again.">
            <text:p>it, hinting that the cycle of terror might begin again.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One night, intruders break into the couple’s home and attack them. During the assault, blood spills onto the doll’s eye,">
            <text:p>One night, intruders break into the couple’s home and attack them. During the assault, blood spills onto the doll’s eye,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triggering its transformation into a malevolent force. The doll starts exhibiting eerie and unsettling behavior, driven by the soul of">
            <text:p>triggering its transformation into a malevolent force. The doll starts exhibiting eerie and unsettling behavior, driven by the soul of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the woman who was sacrificed. Haunted by this vengeful spirit, the couple experiences relentless torment. The doll’s influence drives the">
            <text:p>the woman who was sacrificed. Haunted by this vengeful spirit, the couple experiences relentless torment. The doll’s influence drives th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woman to the basement, where it marks her with a sinister symbol on her arm. Evelyn, who had sacrificed herself">
            <text:p>woman to the basement, where it marks her with a sinister symbol on her arm. Evelyn, who had sacrificed herself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nd given her soul to protect Mia and her daughter, ultimately confronts the malevolent force to ensure that Mia could">
            <text:p>and given her soul to protect Mia and her daughter, ultimately confronts the malevolent force to ensure that Mia could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be reunited with her child.">
            <text:p>be reunited with her child.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The story begins with a woman recounting how she came into possession of a mysterious doll and mentioning that she">
            <text:p>The story begins with a woman recounting how she came into possession of a mysterious doll and mentioning that sh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s expecting a baby. The family moves to a new house with many neighbors. One night, the doll mysteriously appears">
            <text:p>is expecting a baby. The family moves to a new house with many neighbors. One night, the doll mysteriously appear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n a neighbor's home, causing chaos and harm. The wife notices the doll’s strange behavior and grows suspicious. One evening,">
            <text:p>in a neighbor's home, causing chaos and harm. The wife notices the doll’s strange behavior and grows suspicious. One evening,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the house catches fire while the wife is inside. The husband manages to rescue her, but, inexplicably, the wife insists">
            <text:p>the house catches fire while the wife is inside. The husband manages to rescue her, but, inexplicably, the wife insist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on saving the doll as well. They relocate to a different house, and the baby is born. Later, the wife">
            <text:p>on saving the doll as well. They relocate to a different house, and the baby is born. Later, the wif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ncounters what she believes is a demonic presence while in a parking lot, realizing she needs help. She seeks assistance">
            <text:p>encounters what she believes is a demonic presence while in a parking lot, realizing she needs help. She seeks assist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nd meets a knowledgeable Black woman and a priest from a local church. Together, they manage to control the doll">
            <text:p>and meets a knowledgeable Black woman and a priest from a local church. Together, they manage to control the dol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temporarily, but the threat remains unresolved.">
            <text:p>temporarily, but the threat remains unresolved.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 couple expecting a baby receives a doll as a gift, but soon after, unsettling events begin to occur. They">
            <text:p>A couple expecting a baby receives a doll as a gift, but soon after, unsettling events begin to occur. They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have their child and decide to move to a new home, hoping for a fresh start. However, the strange occurrences">
            <text:p>have their child and decide to move to a new home, hoping for a fresh start. However, the strange occurrenc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continue, leaving Mia feeling increasingly insecure and frightened in their new house. Mia begins to experience terrifying threats from an">
            <text:p>continue, leaving Mia feeling increasingly insecure and frightened in their new house. Mia begins to experience terrifying threats from an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vil entity, which she expresses through disturbing drawings. Despite her concerns, her husband dismisses her fears, attributing them to her">
            <text:p>evil entity, which she expresses through disturbing drawings. Despite her concerns, her husband dismisses her fears, attributing them to her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nxiety. Determined to find the truth, Mia seeks help and is eventually assisted by Evelyn, who helps her confront the">
            <text:p>anxiety. Determined to find the truth, Mia seeks help and is eventually assisted by Evelyn, who helps her confront th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malevolent presence. In the end, the malevolent doll's disturbances cease at least for the time being bringing a temporary sense">
            <text:p>malevolent presence. In the end, the malevolent doll's disturbances cease at least for the time being bringing a temporary sens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of relief to the family.">
            <text:p>of relief to the family.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The story begins with a group of friends discussing a creepy doll, transitioning to a scene where two couples are">
            <text:p>The story begins with a group of friends discussing a creepy doll, transitioning to a scene where two couples ar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chatting. John and Mia, who are expecting a baby, receive a disturbing doll as a gift from John's childhood. One">
            <text:p>chatting. John and Mia, who are expecting a baby, receive a disturbing doll as a gift from John's childhood. O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night, they hear strange noises coming from the neighboring house. John investigates and discovers that a pair of psychopaths are">
            <text:p>night, they hear strange noises coming from the neighboring house. John investigates and discovers that a pair of psychopaths ar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murdering the elderly couple living there. In a panic, Mia runs to the house to call the police, but the">
            <text:p>murdering the elderly couple living there. In a panic, Mia runs to the house to call the police, but th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ntruders break into John and Mia's home, attacking them. Mia is assaulted by one of the intruders, and as the">
            <text:p>intruders break into John and Mia's home, attacking them. Mia is assaulted by one of the intruders, and as th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lice arrive to rescue her, she sees the attacker clutching the doll. After the traumatic event, life returns to normal">
            <text:p>police arrive to rescue her, she sees the attacker clutching the doll. After the traumatic event, life returns to norm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or so they hope. While Mia is sewing and watching TV, a kitchen accident causes a popcorn explosion, setting the">
            <text:p>or so they hope. While Mia is sewing and watching TV, a kitchen accident causes a popcorn explosion, setting th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house on fire. Despite the chaos, Mia gives birth, and the family relocates to a new home, seeking a fresh">
            <text:p>house on fire. Despite the chaos, Mia gives birth, and the family relocates to a new home, seeking a fresh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tart. However, unsettling occurrences soon begin again. Mia hears strange noises and finds the doll ominously positioned near the door.">
            <text:p>start. However, unsettling occurrences soon begin again. Mia hears strange noises and finds the doll ominously positioned near the door.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When she asks the doll who it is, it suddenly lunges at her, leaving her terrified. John dismisses her fears,">
            <text:p>When she asks the doll who it is, it suddenly lunges at her, leaving her terrified. John dismisses her fears,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believing it to be her imagination. One day, Mia finds herself locked in the basement, pursued by a sinister presence.">
            <text:p>believing it to be her imagination. One day, Mia finds herself locked in the basement, pursued by a sinister presence.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 horrifying hand grabs her, and she narrowly escapes to safety. Later, Mia’s baby is trapped in a room, and">
            <text:p>A horrifying hand grabs her, and she narrowly escapes to safety. Later, Mia’s baby is trapped in a room, and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when Mia breaks in, the doll floats menacingly, deepening her terror. Desperate for help, Mia contacts a neighbor who practices">
            <text:p>when Mia breaks in, the doll floats menacingly, deepening her terror. Desperate for help, Mia contacts a neighbor who practic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witchcraft. Meanwhile, a priest who had previously handled the doll suffers a car accident, warning John that the doll is">
            <text:p>witchcraft. Meanwhile, a priest who had previously handled the doll suffers a car accident, warning John that the doll i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vil. The doll begins to possess Mia’s baby, causing her to lash out in fear and anger, almost harming her">
            <text:p>evil. The doll begins to possess Mia’s baby, causing her to lash out in fear and anger, almost harming her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child. The doll demands Mia’s soul, and she is on the verge of suicide when John and their witchy neighbor">
            <text:p>child. The doll demands Mia’s soul, and she is on the verge of suicide when John and their witchy neighbor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ntervene. The neighbor sacrifices herself, believing that Mia must be reunited with her daughter in the afterlife. With the neighbor’s">
            <text:p>intervene. The neighbor sacrifices herself, believing that Mia must be reunited with her daughter in the afterlife. With the neighbor’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acrifice, the doll’s reign of terror ends, and the family’s life returns to normal. However, the doll ends up in">
            <text:p>sacrifice, the doll’s reign of terror ends, and the family’s life returns to normal. However, the doll ends up in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n antique shop, where an elderly woman buys it for her daughter, hinting that the cycle of horror might not">
            <text:p>an antique shop, where an elderly woman buys it for her daughter, hinting that the cycle of horror might not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be over.">
            <text:p>be over.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The story begins with Dewey, a guitarist who, while performing at a music club, falls off the stage into the">
            <text:p>The story begins with Dewey, a guitarist who, while performing at a music club, falls off the stage into th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crowd and is left unrecovered. The next day, his parents insist he needs to find a stable job. As a">
            <text:p>crowd and is left unrecovered. The next day, his parents insist he needs to find a stable job. As a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result, Dewey is fired from the club. Soon after, Dewey is contacted by a school to fill in as a">
            <text:p>result, Dewey is fired from the club. Soon after, Dewey is contacted by a school to fill in as a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ubstitute science teacher. On his first day, he gives the students an extended recess, neglecting any actual teaching. However, when">
            <text:p>substitute science teacher. On his first day, he gives the students an extended recess, neglecting any actual teaching. However, when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he discovers that his students have impressive musical talents, he decides to focus on music instead. Dewey assigns each student">
            <text:p>he discovers that his students have impressive musical talents, he decides to focus on music instead. Dewey assigns each student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 role and begins preparing them for a big competition. Just as the students start to gel and practice for">
            <text:p>a role and begins preparing them for a big competition. Just as the students start to gel and practice for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the contest, the real teacher shows up and reveals Dewey’s deception. Dewey is fired, and the students are left without">
            <text:p>the contest, the real teacher shows up and reveals Dewey’s deception. Dewey is fired, and the students are left without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their mentor. Despite this setback, the students, determined to prove themselves, decide to go to the competition. The parents, initially">
            <text:p>their mentor. Despite this setback, the students, determined to prove themselves, decide to go to the competition. The parents, initially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worried, follow their children to the event. They are pleasantly surprised by the students’ performance. Although the band doesn’t win">
            <text:p>worried, follow their children to the event. They are pleasantly surprised by the students’ performance. Although the band doesn’t win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the competition, the joy and excitement of the show leave everyone impressed and proud.">
            <text:p>the competition, the joy and excitement of the show leave everyone impressed and proud.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The story begins with Dewey performing at a concert, then shifts to him discussing something with someone. Facing financial difficulties,">
            <text:p>The story begins with Dewey performing at a concert, then shifts to him discussing something with someone. Facing financial difficulties,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Dewey takes a job as a substitute teacher to make ends meet. In the classroom, Dewey initially struggles with teaching">
            <text:p>Dewey takes a job as a substitute teacher to make ends meet. In the classroom, Dewey initially struggles with teaching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but soon gets inspired when another teacher introduces music lessons. This sparks an idea in Dewey: he decides to form">
            <text:p>but soon gets inspired when another teacher introduces music lessons. This sparks an idea in Dewey: he decides to form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 band with the students. Dewey teaches the kids how to play various musical notes and helps them prepare a">
            <text:p>a band with the students. Dewey teaches the kids how to play various musical notes and helps them prepare a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ong. However, the truth comes out that Dewey isn’t really Ned, the substitute teacher he’s been posing as. The revelation">
            <text:p>song. However, the truth comes out that Dewey isn’t really Ned, the substitute teacher he’s been posing as. The revelation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leads to attempts to arrest him, and Dewey apologizes for his deception. Despite the chaos, the students perform at the">
            <text:p>leads to attempts to arrest him, and Dewey apologizes for his deception. Despite the chaos, the students perform at th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competition, playing a song written by one of them. They don’t win the competition, but the enthusiastic support of the">
            <text:p>competition, playing a song written by one of them. They don’t win the competition, but the enthusiastic support of th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arents, who chant “School of Rock,” leads Dewey and the students to play another song, ending the event on a">
            <text:p>parents, who chant “School of Rock,” leads Dewey and the students to play another song, ending the event on a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high note.">
            <text:p>high note.</text:p>
          </table:table-cell>
          <table:table-cell office:value-type="float" office:value="0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